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Total Acc</text:p>
          </table:table-cell>
          <table:table-cell table:style-name="ce1" office:value-type="string" calcext:value-type="string">
            <text:p>Min Acc</text:p>
          </table:table-cell>
          <table:table-cell table:style-name="ce1" office:value-type="string" calcext:value-type="string">
            <text:p>Max Acc </text:p>
          </table:table-cell>
        </table:table-row>
        <table:table-row table:style-name="ro1">
          <table:table-cell office:value-type="string" calcext:value-type="string">
            <text:p>One datastream, one location</text:p>
          </table:table-cell>
          <table:table-cell table:style-name="ce3" office:value-type="float" office:value="0.912781204117669" calcext:value-type="float">
            <text:p>0.912781204117669</text:p>
          </table:table-cell>
          <table:table-cell office:value-type="float" office:value="0.854395627975464" calcext:value-type="float">
            <text:p>0.854395627975464</text:p>
          </table:table-cell>
          <table:table-cell office:value-type="float" office:value="0.952380955219269" calcext:value-type="float">
            <text:p>0.952380955219269</text:p>
          </table:table-cell>
        </table:table-row>
        <table:table-row table:style-name="ro1">
          <table:table-cell office:value-type="string" calcext:value-type="string">
            <text:p>One datastream, all locations</text:p>
          </table:table-cell>
          <table:table-cell table:style-name="ce2" office:value-type="float" office:value="0.923165837923686" calcext:value-type="float">
            <text:p>0.923165837923686</text:p>
          </table:table-cell>
          <table:table-cell office:value-type="float" office:value="0.914794266223908" calcext:value-type="float">
            <text:p>0.914794266223908</text:p>
          </table:table-cell>
          <table:table-cell office:value-type="float" office:value="0.933333337306976" calcext:value-type="float">
            <text:p>0.933333337306976</text:p>
          </table:table-cell>
        </table:table-row>
        <table:table-row table:style-name="ro1">
          <table:table-cell office:value-type="string" calcext:value-type="string">
            <text:p>All datastreams, one location</text:p>
          </table:table-cell>
          <table:table-cell table:style-name="ce4" office:value-type="float" office:value="0.938229703903198" calcext:value-type="float">
            <text:p>0.938229703903198</text:p>
          </table:table-cell>
          <table:table-cell office:value-type="float" office:value="0.922705292701721" calcext:value-type="float">
            <text:p>0.922705292701721</text:p>
          </table:table-cell>
          <table:table-cell office:value-type="float" office:value="0.956923067569733" calcext:value-type="float">
            <text:p>0.956923067569733</text:p>
          </table:table-cell>
        </table:table-row>
        <table:table-row table:style-name="ro1">
          <table:table-cell office:value-type="string" calcext:value-type="string">
            <text:p>All datastreams, all locations </text:p>
          </table:table-cell>
          <table:table-cell table:style-name="ce3" office:value-type="float" office:value="0.937520146369934" calcext:value-type="float">
            <text:p>0.937520146369934</text:p>
          </table:table-cell>
          <table:table-cell table:number-columns-repeated="2" office:value-type="float" office:value="0.937520146369934" calcext:value-type="float">
            <text:p>0.937520146369934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formula="of:=MAX([.B2:.B5])" office:value-type="float" office:value="0.938229703903198" calcext:value-type="float">
            <text:p>0.938229703903198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5T15:16:03.924565348</meta:creation-date>
    <meta:generator>LibreOffice/6.0.7.3$Linux_X86_64 LibreOffice_project/00m0$Build-3</meta:generator>
    <dc:date>2023-08-25T15:26:58.832898669</dc:date>
    <meta:editing-duration>PT10M54S</meta:editing-duration>
    <meta:editing-cycles>5</meta:editing-cycles>
    <meta:document-statistic meta:table-count="1" meta:cell-count="21" meta:object-count="0"/>
  </office:meta>
</office:document-meta>
</file>